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étodo de newt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plicação do método de Newto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MENSÕ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LOPS_DP</text:p>
          </table:table-cell>
          <table:table-cell office:value-type="string" calcext:value-type="string">
            <text:p>L2_CACHE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</table:table>
      <table:table table:name="Vetor gradiente" table:style-name="ta1">
        <table:table-column table:style-name="co4" table:number-columns-repeated="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Vetor Gradient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MENSÕ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LOPS_DP</text:p>
          </table:table-cell>
          <table:table-cell office:value-type="string" calcext:value-type="string">
            <text:p>L2_CACHE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</table:table>
      <table:table table:name="Matrizes Hessianas" table:style-name="ta1">
        <table:table-column table:style-name="co4" table:number-columns-repeated="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Calculo matrizes hessiana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MENSÕ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LOPS_DP</text:p>
          </table:table-cell>
          <table:table-cell office:value-type="string" calcext:value-type="string">
            <text:p>L2_CACHE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</table:table>
      <table:table table:name="Sistemas Lineares" table:style-name="ta1">
        <table:table-column table:style-name="co4" table:number-columns-repeated="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esolução sistemas linear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MENSÕ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LOPS_DP</text:p>
          </table:table-cell>
          <table:table-cell office:value-type="string" calcext:value-type="string">
            <text:p>L2_CACHE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33:14.899070076</meta:creation-date>
    <dc:date>2022-05-03T18:19:33.948172910</dc:date>
    <meta:editing-duration>PT25M58S</meta:editing-duration>
    <meta:editing-cycles>1</meta:editing-cycles>
    <meta:document-statistic meta:table-count="4" meta:cell-count="96" meta:object-count="0"/>
    <meta:generator>LibreOffice/6.4.7.2$Linux_X86_64 LibreOffice_project/40$Build-2</meta:generator>
  </office:meta>
</office:document-meta>
</file>